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5" style:family="table-cell" style:parent-style-name="Default">
      <style:text-properties fo:color="#ede574" style:text-outline="false" style:text-line-through-style="none" style:text-line-through-type="none" style:font-name="Courier New" fo:font-size="2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20pt" style:language-asian="none" style:country-asian="none" style:font-style-asian="normal" style:font-weight-asian="normal" style:font-name-complex="Courier New" style:font-size-complex="2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20pt" fo:font-weight="normal" style:font-size-asian="20pt" style:font-weight-asian="normal" style:font-size-complex="20pt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c9211e" fo:font-size="20pt" fo:font-weight="normal" style:font-size-asian="20pt" style:font-weight-asian="normal" style:font-size-complex="2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61">
          <table:table-cell table:number-columns-repeated="1024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whirlpool_frost_extra_dmg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rt_of_ice_frost_synergy</text:p>
          </table:table-cell>
          <table:table-cell table:number-columns-repeated="3"/>
          <table:table-cell office:value-type="string" calcext:value-type="string">
            <text:p>volcano_burn_synergy</text:p>
          </table:table-cell>
          <table:table-cell table:number-columns-repeated="522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22"/>
        </table:table-row>
        <table:table-row table:style-name="ro1">
          <table:table-cell table:number-columns-repeated="491"/>
          <table:table-cell office:value-type="string" calcext:value-type="string">
            <text:p>whirlpoo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rt_of_ice</text:p>
          </table:table-cell>
          <table:table-cell table:number-columns-repeated="3"/>
          <table:table-cell office:value-type="string" calcext:value-type="string">
            <text:p>volcano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whirlpool_shiver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frostball_frost_essence_gen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fireball_consume_burn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izzard</text:p>
          </table:table-cell>
          <table:table-cell table:number-columns-repeated="3"/>
          <table:table-cell office:value-type="string" calcext:value-type="string">
            <text:p>fire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azing_infern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_extra_dmg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izzard_frost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water_all_dmg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style-name="ce6" table:number-columns-repeated="2"/>
          <table:table-cell table:number-columns-repeated="4"/>
          <table:table-cell office:value-type="string" calcext:value-type="string">
            <text:p>instant_heal_remove_debuff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stant_heal</text:p>
          </table:table-cell>
          <table:table-cell table:number-columns-repeated="510"/>
        </table:table-row>
        <table:table-row table:style-name="ro1">
          <table:table-cell table:number-columns-repeated="491"/>
          <table:table-cell table:style-name="ce5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wis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righteous_fury_aoe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ghteous_fury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number-columns-repeated="2" table:style-name="ce8" office:value-type="string" calcext:value-type="string">
            <text:p>O</text:p>
          </table:table-cell>
          <table:table-cell table:number-columns-repeated="5" table:style-name="ce9" office:value-type="string" calcext:value-type="string">
            <text:p>O</text:p>
          </table:table-cell>
          <table:table-cell office:value-type="string" calcext:value-type="string">
            <text:p>start</text:p>
          </table:table-cell>
          <table:table-cell table:number-columns-repeated="5" table:style-name="ce9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00"/>
          <table:table-cell office:value-type="string" calcext:value-type="string">
            <text:p>x</text:p>
          </table:table-cell>
          <table:table-cell table:number-columns-repeated="315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88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94"/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thunder_spear_lightning_strik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6"/>
          <table:table-cell office:value-type="string" calcext:value-type="string">
            <text:p>thunder_spea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storm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armor_thorns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lightning_totem_static_synergy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gorgons_gaz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armor</text:p>
          </table:table-cell>
          <table:table-cell table:number-columns-repeated="3"/>
          <table:table-cell office:value-type="string" calcext:value-type="string">
            <text:p>thunder_das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lightning_totem</text:p>
          </table:table-cell>
          <table:table-cell table:number-columns-repeated="516"/>
        </table:table-row>
        <table:table-row table:style-name="ro1" table:number-rows-repeated="75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46">
          <table:table-cell table:number-columns-repeated="1024"/>
        </table:table-row>
        <table:table-row table:style-name="ro1">
          <table:table-cell table:number-columns-repeated="506"/>
          <table:table-cell office:value-type="string" calcext:value-type="string">
            <text:p>x</text:p>
          </table:table-cell>
          <table:table-cell table:number-columns-repeated="517"/>
        </table:table-row>
        <table:table-row table:style-name="ro1" table:number-rows-repeated="10478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/00/0000</text:date>, <text:time style:data-style-name="N2" text:time-value="16:52:17.4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6T17:01:26.123000000</dc:date>
    <meta:editing-duration>PT11H47M49S</meta:editing-duration>
    <meta:editing-cycles>52</meta:editing-cycles>
    <meta:generator>Trio_Office/6.2.8.2$Windows_x86 LibreOffice_project/</meta:generator>
    <meta:document-statistic meta:table-count="1" meta:cell-count="208" meta:object-count="0"/>
  </office:meta>
</office:document-meta>
</file>